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antidad 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valor unitario </text:p>
          </table:table-cell>
          <table:table-cell office:value-type="string" calcext:value-type="string">
            <text:p>valor tota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T ROCKET</text:p>
          </table:table-cell>
          <table:table-cell office:value-type="float" office:value="11143" calcext:value-type="float">
            <text:p>11143</text:p>
          </table:table-cell>
          <table:table-cell table:formula="of:=[.A2]*[.D2]*0.16" office:value-type="float" office:value="1782.88" calcext:value-type="float">
            <text:p>1782.88</text:p>
          </table:table-cell>
          <table:table-cell table:number-columns-repeated="5"/>
          <table:table-cell office:value-type="string" calcext:value-type="string">
            <text:p>precio de metro de torre: 16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LTU-XR</text:p>
          </table:table-cell>
          <table:table-cell office:value-type="float" office:value="15750" calcext:value-type="float">
            <text:p>15750</text:p>
          </table:table-cell>
          <table:table-cell table:formula="of:=[.A3]*[.D3]*0.16" office:value-type="float" office:value="5040" calcext:value-type="float">
            <text:p>504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Fiber 5XHD </text:p>
          </table:table-cell>
          <table:table-cell office:value-type="float" office:value="2734.73" calcext:value-type="float">
            <text:p>2734.73</text:p>
          </table:table-cell>
          <table:table-cell table:formula="of:=[.A4]*[.D4]*0.16" office:value-type="float" office:value="3500.4544" calcext:value-type="float">
            <text:p>3500.4544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Fibra de aire 60 LR </text:p>
          </table:table-cell>
          <table:table-cell office:value-type="float" office:value="20755" calcext:value-type="float">
            <text:p>20755</text:p>
          </table:table-cell>
          <table:table-cell table:formula="of:=[.A5]*[.D5]*0.16" office:value-type="float" office:value="66416" calcext:value-type="float">
            <text:p>6641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ibra de aire 60 XR</text:p>
          </table:table-cell>
          <table:table-cell office:value-type="float" office:value="5802.55" calcext:value-type="float">
            <text:p>5802.55</text:p>
          </table:table-cell>
          <table:table-cell table:formula="of:=[.A6]*[.D6]*0.16" office:value-type="float" office:value="7427.264" calcext:value-type="float">
            <text:p>7427.26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5750" calcext:value-type="float">
            <text:p>15750</text:p>
          </table:table-cell>
          <table:table-cell office:value-type="string" calcext:value-type="string">
            <text:p>AIRFIBER 5XHD</text:p>
          </table:table-cell>
        </table:table-row>
        <table:table-row table:style-name="ro1">
          <table:table-cell table:number-columns-repeated="10"/>
          <table:table-cell office:value-type="float" office:value="20755" calcext:value-type="float">
            <text:p>20755</text:p>
          </table:table-cell>
          <table:table-cell office:value-type="string" calcext:value-type="string">
            <text:p>AIRFIBER 60 LR</text:p>
          </table:table-cell>
        </table:table-row>
        <table:table-row table:style-name="ro1">
          <table:table-cell table:number-columns-repeated="10"/>
          <table:table-cell office:value-type="float" office:value="5802.55" calcext:value-type="float">
            <text:p>5802.55</text:p>
          </table:table-cell>
          <table:table-cell office:value-type="string" calcext:value-type="string">
            <text:p>AIRFIBER XR</text:p>
          </table:table-cell>
        </table:table-row>
        <table:table-row table:style-name="ro1">
          <table:table-cell table:number-columns-repeated="10"/>
          <table:table-cell office:value-type="float" office:value="11143" calcext:value-type="float">
            <text:p>11143</text:p>
          </table:table-cell>
          <table:table-cell office:value-type="string" calcext:value-type="string">
            <text:p>LUT ROCKET</text:p>
          </table:table-cell>
        </table:table-row>
        <table:table-row table:style-name="ro1" table:number-rows-repeated="26">
          <table:table-cell table:number-columns-repeated="12"/>
        </table:table-row>
        <table:table-row table:style-name="ro1">
          <table:table-cell office:value-type="string" calcext:value-type="string">
            <text:p>cantidad 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valor unitario </text:p>
          </table:table-cell>
          <table:table-cell office:value-type="string" calcext:value-type="string">
            <text:p>valor total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metro de torre</text:p>
          </table:table-cell>
          <table:table-cell table:formula="of:=[.A39]*[.B39]" office:value-type="float" office:value="45809.2" calcext:value-type="float">
            <text:p>45809.2</text:p>
          </table:table-cell>
          <table:table-cell table:formula="of:=[.D39]*0.16" office:value-type="float" office:value="7329.472" calcext:value-type="float">
            <text:p>7329.47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ro de torre</text:p>
          </table:table-cell>
          <table:table-cell table:formula="of:=[.A40]*[.B40]" office:value-type="float" office:value="17743" calcext:value-type="float">
            <text:p>17743</text:p>
          </table:table-cell>
          <table:table-cell table:formula="of:=[.D40]*0.16" office:value-type="float" office:value="2838.88" calcext:value-type="float">
            <text:p>2838.8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metro de torre</text:p>
          </table:table-cell>
          <table:table-cell table:formula="of:=[.A41]*[.B41]" office:value-type="float" office:value="45809.2" calcext:value-type="float">
            <text:p>45809.2</text:p>
          </table:table-cell>
          <table:table-cell table:formula="of:=[.D41]*0.16" office:value-type="float" office:value="7329.472" calcext:value-type="float">
            <text:p>7329.47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etro de torre</text:p>
          </table:table-cell>
          <table:table-cell table:formula="of:=[.A42]*[.B42]" office:value-type="float" office:value="18549.5" calcext:value-type="float">
            <text:p>18549.5</text:p>
          </table:table-cell>
          <table:table-cell table:formula="of:=[.D42]*0.16" office:value-type="float" office:value="2967.92" calcext:value-type="float">
            <text:p>2967.9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etro de torre</text:p>
          </table:table-cell>
          <table:table-cell table:formula="of:=[.A43]*[.B43]" office:value-type="float" office:value="14839.6" calcext:value-type="float">
            <text:p>14839.6</text:p>
          </table:table-cell>
          <table:table-cell table:formula="of:=[.D43]*0.16" office:value-type="float" office:value="2374.336" calcext:value-type="float">
            <text:p>2374.336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ro de torre</text:p>
          </table:table-cell>
          <table:table-cell table:formula="of:=[.A44]*[.B44]" office:value-type="float" office:value="16130" calcext:value-type="float">
            <text:p>16130</text:p>
          </table:table-cell>
          <table:table-cell table:formula="of:=[.D44]*0.16" office:value-type="float" office:value="2580.8" calcext:value-type="float">
            <text:p>2580.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etro de torre</text:p>
          </table:table-cell>
          <table:table-cell table:formula="of:=[.A45]*[.B45]" office:value-type="float" office:value="16291.3" calcext:value-type="float">
            <text:p>16291.3</text:p>
          </table:table-cell>
          <table:table-cell table:formula="of:=[.D45]*0.16" office:value-type="float" office:value="2606.608" calcext:value-type="float">
            <text:p>2606.60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ro de torre</text:p>
          </table:table-cell>
          <table:table-cell table:formula="of:=[.A46]*[.B46]" office:value-type="float" office:value="16130" calcext:value-type="float">
            <text:p>16130</text:p>
          </table:table-cell>
          <table:table-cell table:formula="of:=[.D46]*0.16" office:value-type="float" office:value="2580.8" calcext:value-type="float">
            <text:p>2580.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tro de torre</text:p>
          </table:table-cell>
          <table:table-cell table:formula="of:=[.A47]*[.B47]" office:value-type="float" office:value="51616" calcext:value-type="float">
            <text:p>51616</text:p>
          </table:table-cell>
          <table:table-cell table:formula="of:=[.D47]*0.16" office:value-type="float" office:value="8258.56" calcext:value-type="float">
            <text:p>8258.56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ro de torre</text:p>
          </table:table-cell>
          <table:table-cell table:formula="of:=[.A48]*[.B48]" office:value-type="float" office:value="96780" calcext:value-type="float">
            <text:p>96780</text:p>
          </table:table-cell>
          <table:table-cell table:formula="of:=[.D48]*0.16" office:value-type="float" office:value="15484.8" calcext:value-type="float">
            <text:p>15484.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ro de torre</text:p>
          </table:table-cell>
          <table:table-cell table:formula="of:=[.A49]*[.B49]" office:value-type="float" office:value="22582" calcext:value-type="float">
            <text:p>22582</text:p>
          </table:table-cell>
          <table:table-cell table:formula="of:=[.D49]*0.16" office:value-type="float" office:value="3613.12" calcext:value-type="float">
            <text:p>3613.1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etro de torre</text:p>
          </table:table-cell>
          <table:table-cell table:formula="of:=[.A50]*[.B50]" office:value-type="float" office:value="101619" calcext:value-type="float">
            <text:p>101619</text:p>
          </table:table-cell>
          <table:table-cell table:formula="of:=[.D50]*0.16" office:value-type="float" office:value="16259.04" calcext:value-type="float">
            <text:p>16259.04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etro de torre</text:p>
          </table:table-cell>
          <table:table-cell table:formula="of:=[.A51]*[.B51]" office:value-type="float" office:value="453253" calcext:value-type="float">
            <text:p>453253</text:p>
          </table:table-cell>
          <table:table-cell table:formula="of:=[.D51]*0.16" office:value-type="float" office:value="72520.48" calcext:value-type="float">
            <text:p>72520.4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metro de torre</text:p>
          </table:table-cell>
          <table:table-cell table:formula="of:=[.A52]*[.B52]" office:value-type="float" office:value="23227.2" calcext:value-type="float">
            <text:p>23227.2</text:p>
          </table:table-cell>
          <table:table-cell table:formula="of:=[.D52]*0.16" office:value-type="float" office:value="3716.352" calcext:value-type="float">
            <text:p>3716.35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o de torre</text:p>
          </table:table-cell>
          <table:table-cell table:formula="of:=[.A53]*[.B53]" office:value-type="float" office:value="19356" calcext:value-type="float">
            <text:p>19356</text:p>
          </table:table-cell>
          <table:table-cell table:formula="of:=[.D53]*0.16" office:value-type="float" office:value="3096.96" calcext:value-type="float">
            <text:p>3096.96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tro de torre</text:p>
          </table:table-cell>
          <table:table-cell table:formula="of:=[.A54]*[.B54]" office:value-type="float" office:value="46777" calcext:value-type="float">
            <text:p>46777</text:p>
          </table:table-cell>
          <table:table-cell table:formula="of:=[.D54]*0.16" office:value-type="float" office:value="7484.32" calcext:value-type="float">
            <text:p>7484.3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ro de torre</text:p>
          </table:table-cell>
          <table:table-cell table:formula="of:=[.A55]*[.B55]" office:value-type="float" office:value="33873" calcext:value-type="float">
            <text:p>33873</text:p>
          </table:table-cell>
          <table:table-cell table:formula="of:=[.D55]*0.16" office:value-type="float" office:value="5419.68" calcext:value-type="float">
            <text:p>5419.6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tro de torre</text:p>
          </table:table-cell>
          <table:table-cell table:formula="of:=[.A56]*[.B56]" office:value-type="float" office:value="50003" calcext:value-type="float">
            <text:p>50003</text:p>
          </table:table-cell>
          <table:table-cell table:formula="of:=[.D56]*0.16" office:value-type="float" office:value="8000.48" calcext:value-type="float">
            <text:p>8000.4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tro de torre</text:p>
          </table:table-cell>
          <table:table-cell table:formula="of:=[.A57]*[.B57]" office:value-type="float" office:value="72585" calcext:value-type="float">
            <text:p>72585</text:p>
          </table:table-cell>
          <table:table-cell table:formula="of:=[.D57]*0.16" office:value-type="float" office:value="11613.6" calcext:value-type="float">
            <text:p>11613.6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ro de torre</text:p>
          </table:table-cell>
          <table:table-cell table:formula="of:=[.A58]*[.B58]" office:value-type="float" office:value="25808" calcext:value-type="float">
            <text:p>25808</text:p>
          </table:table-cell>
          <table:table-cell table:formula="of:=[.D58]*0.16" office:value-type="float" office:value="4129.28" calcext:value-type="float">
            <text:p>4129.2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ro de torre</text:p>
          </table:table-cell>
          <table:table-cell table:formula="of:=[.A59]*[.B59]" office:value-type="float" office:value="22582" calcext:value-type="float">
            <text:p>22582</text:p>
          </table:table-cell>
          <table:table-cell table:formula="of:=[.D59]*0.16" office:value-type="float" office:value="3613.12" calcext:value-type="float">
            <text:p>3613.1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tro de torre</text:p>
          </table:table-cell>
          <table:table-cell table:formula="of:=[.A60]*[.B60]" office:value-type="float" office:value="70972" calcext:value-type="float">
            <text:p>70972</text:p>
          </table:table-cell>
          <table:table-cell table:formula="of:=[.D60]*0.16" office:value-type="float" office:value="11355.52" calcext:value-type="float">
            <text:p>11355.5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ro de torre</text:p>
          </table:table-cell>
          <table:table-cell table:formula="of:=[.A61]*[.B61]" office:value-type="float" office:value="25808" calcext:value-type="float">
            <text:p>25808</text:p>
          </table:table-cell>
          <table:table-cell table:formula="of:=[.D61]*0.16" office:value-type="float" office:value="4129.28" calcext:value-type="float">
            <text:p>4129.2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tro de torre</text:p>
          </table:table-cell>
          <table:table-cell table:formula="of:=[.A62]*[.B62]" office:value-type="float" office:value="41938" calcext:value-type="float">
            <text:p>41938</text:p>
          </table:table-cell>
          <table:table-cell table:formula="of:=[.D62]*0.16" office:value-type="float" office:value="6710.08" calcext:value-type="float">
            <text:p>6710.0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tro de torre</text:p>
          </table:table-cell>
          <table:table-cell table:formula="of:=[.A63]*[.B63]" office:value-type="float" office:value="46777" calcext:value-type="float">
            <text:p>46777</text:p>
          </table:table-cell>
          <table:table-cell table:formula="of:=[.D63]*0.16" office:value-type="float" office:value="7484.32" calcext:value-type="float">
            <text:p>7484.3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ro de torre</text:p>
          </table:table-cell>
          <table:table-cell table:formula="of:=[.A64]*[.B64]" office:value-type="float" office:value="22582" calcext:value-type="float">
            <text:p>22582</text:p>
          </table:table-cell>
          <table:table-cell table:formula="of:=[.D64]*0.16" office:value-type="float" office:value="3613.12" calcext:value-type="float">
            <text:p>3613.1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ro de torre</text:p>
          </table:table-cell>
          <table:table-cell table:formula="of:=[.A65]*[.B65]" office:value-type="float" office:value="48390" calcext:value-type="float">
            <text:p>48390</text:p>
          </table:table-cell>
          <table:table-cell table:formula="of:=[.D65]*0.16" office:value-type="float" office:value="7742.4" calcext:value-type="float">
            <text:p>7742.4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tro de torre</text:p>
          </table:table-cell>
          <table:table-cell table:formula="of:=[.A66]*[.B66]" office:value-type="float" office:value="91941" calcext:value-type="float">
            <text:p>91941</text:p>
          </table:table-cell>
          <table:table-cell table:formula="of:=[.D66]*0.16" office:value-type="float" office:value="14710.56" calcext:value-type="float">
            <text:p>14710.56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tro de torre</text:p>
          </table:table-cell>
          <table:table-cell table:formula="of:=[.A67]*[.B67]" office:value-type="float" office:value="87102" calcext:value-type="float">
            <text:p>87102</text:p>
          </table:table-cell>
          <table:table-cell table:formula="of:=[.D67]*0.16" office:value-type="float" office:value="13936.32" calcext:value-type="float">
            <text:p>13936.3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tro de torre</text:p>
          </table:table-cell>
          <table:table-cell table:formula="of:=[.A68]*[.B68]" office:value-type="float" office:value="58068" calcext:value-type="float">
            <text:p>58068</text:p>
          </table:table-cell>
          <table:table-cell table:formula="of:=[.D68]*0.16" office:value-type="float" office:value="9290.88" calcext:value-type="float">
            <text:p>9290.8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etro de torre</text:p>
          </table:table-cell>
          <table:table-cell table:formula="of:=[.A69]*[.B69]" office:value-type="float" office:value="90328" calcext:value-type="float">
            <text:p>90328</text:p>
          </table:table-cell>
          <table:table-cell table:formula="of:=[.D69]*0.16" office:value-type="float" office:value="14452.48" calcext:value-type="float">
            <text:p>14452.48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tro de torre</text:p>
          </table:table-cell>
          <table:table-cell table:formula="of:=[.A70]*[.B70]" office:value-type="float" office:value="95167" calcext:value-type="float">
            <text:p>95167</text:p>
          </table:table-cell>
          <table:table-cell table:formula="of:=[.D70]*0.16" office:value-type="float" office:value="15226.72" calcext:value-type="float">
            <text:p>15226.7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tro de torre</text:p>
          </table:table-cell>
          <table:table-cell table:formula="of:=[.A71]*[.B71]" office:value-type="float" office:value="69359" calcext:value-type="float">
            <text:p>69359</text:p>
          </table:table-cell>
          <table:table-cell table:formula="of:=[.D71]*0.16" office:value-type="float" office:value="11097.44" calcext:value-type="float">
            <text:p>11097.4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07:24:06.3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08:01:57.905000000</meta:creation-date>
    <dc:date>2024-11-07T08:52:43.286000000</dc:date>
    <meta:editing-duration>PT10M54S</meta:editing-duration>
    <meta:editing-cycles>3</meta:editing-cycles>
    <meta:generator>LibreOffice/24.8.2.1$Windows_X86_64 LibreOffice_project/0f794b6e29741098670a3b95d60478a65d05ef13</meta:generator>
    <meta:document-statistic meta:table-count="1" meta:cell-count="204" meta:object-count="0"/>
  </office:meta>
</office:document-meta>
</file>